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1831" officeooo:paragraph-rsid="00001831"/>
    </style:style>
    <style:style style:name="P2" style:family="paragraph" style:parent-style-name="Standard">
      <style:text-properties officeooo:rsid="0000b2e9" officeooo:paragraph-rsid="0000b2e9"/>
    </style:style>
    <style:style style:name="P3" style:family="paragraph" style:parent-style-name="Standard">
      <style:paragraph-properties fo:text-align="center" style:justify-single-word="false"/>
      <style:text-properties fo:font-size="15pt" officeooo:rsid="00001831" officeooo:paragraph-rsid="00001831" style:font-size-asian="15pt" style:font-size-complex="15pt"/>
    </style:style>
    <style:style style:name="P4" style:family="paragraph" style:parent-style-name="Standard">
      <style:text-properties fo:font-weight="bold" officeooo:rsid="00001831" officeooo:paragraph-rsid="0000183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0b2e9" officeooo:paragraph-rsid="0000b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</text:p>
      <text:p text:style-name="P4">Brief</text:p>
      <text:p text:style-name="P1">This program implements a simple rigid-body physics engine with a demonstrating particle system. This physics engine is impulse – based, with ability to calculate the gravity, collision and friction impulses and visualize the impact to particles.</text:p>
      <text:p text:style-name="P4">Structure Chart</text:p>
      <text:p text:style-name="P1"/>
      <text:p text:style-name="P4">Implementation</text:p>
      <text:p text:style-name="P5">Physics Algorithm</text:p>
      <text:p text:style-name="P2">pseudocode</text:p>
      <text:p text:style-name="P5">Particle System</text:p>
      <text:p text:style-name="P2">In this program, there are two types of particles: sphere and cube. For sphere, a bounding sphere will be created at the run time</text:p>
      <text:p text:style-name="P5">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 Vivian</meta:initial-creator>
    <meta:creation-date>2018-05-14T17:50:35.512808923</meta:creation-date>
    <dc:date>2018-05-14T18:53:44.017991440</dc:date>
    <dc:creator>Nie Vivian</dc:creator>
    <meta:editing-duration>PT32M57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0" meta:word-count="70" meta:character-count="460" meta:non-whitespace-character-count="399"/>
  </office:meta>
</office:document-meta>
</file>